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fo:font-size="18pt" style:text-underline-style="none" style:font-size-asian="18pt" style:font-size-complex="18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text-underline-style="none"/>
    </style:style>
    <style:style style:name="P8" style:family="paragraph" style:parent-style-name="Standard">
      <style:paragraph-properties fo:text-align="justify" style:justify-single-word="false"/>
      <style:text-properties fo:font-size="12pt" style:text-underline-style="none" style:font-size-asian="12pt" style:font-size-complex="12pt"/>
    </style:style>
    <style:style style:name="P9" style:family="paragraph">
      <style:paragraph-properties fo:text-align="center"/>
    </style:style>
    <style:style style:name="gr1" style:family="graphic">
      <style:graphic-properties svg:stroke-width="0cm"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RATAMIENTO DE ERROES EN JAVA</text:p>
      <text:p text:style-name="P1"/>
      <text:p text:style-name="P1"><draw:line text:anchor-type="paragraph" draw:z-index="0" draw:style-name="gr1" draw:text-style-name="P9" svg:x1="3.526cm" svg:y1="0.379cm" svg:x2="2.944cm" svg:y2="1.252cm"><text:p/></draw:line></text:p>
      <text:p text:style-name="P5">ERRORES = EXCEPCIONES</text:p>
      <text:p text:style-name="P5"/>
      <text:p text:style-name="P8">La principal diferencia existente entre un error y una excepción es que las excepciones pueden ser contempladas por el programador cuando se codifica y por lo tanto podré incluir en el codigo fuente bloques de código en el cual yo puedo tratar esas situaciones, en cambio los errores no se contemplan cuando se está codificando ya que son situaciones anómalas y algunas de ellas anormales en un determinado momento del programa <text:s/>que suceden en un programa y que por lo tanto no puede tratar.</text:p>
      <text:p text:style-name="P2"/>
      <text:p text:style-name="P3"/>
      <text:p text:style-name="P3">Un error es una subclase de throwable que indica serios problemas, los cuales</text:p>
      <text:p text:style-name="P3">no pueden ser capturados por una aplicación lógica. Muchos de estos tipos de errores</text:p>
      <text:p text:style-name="P3">son estados anormales en un determinado momento. El ThreadDeath error aunque sea</text:p>
      <text:p text:style-name="P3">un estado normal es también una subclase de error por que muchas de las aplicaciones</text:p>
      <text:p text:style-name="P3">o programas no tienen que tratarlos.</text:p>
      <text:p text:style-name="P3"/>
      <text:p text:style-name="P3">Un método no es necesario declararlo en su cláusula throws, algunas subclases de errores</text:p>
      <text:p text:style-name="P3">puede que sean lanzadas durante la ejecución del programa en el método correspondiente,</text:p>
      <text:p text:style-name="P3">pero no son capturadas, dado que estos errores son condiciones anormales que no deben</text:p>
      <text:p text:style-name="P3">nunca de ocurrir. Un error y sus subclases son considerados como excepciones </text:p>
      <text:p text:style-name="P3">no analizables por el propósito de que no se pueden analizar (contemplar) en tiempo de compilación.</text:p>
      <text:p text:style-name="P3"/>
      <text:p text:style-name="P3">Los errores por lo general se tratan como situaciones anormales de un programa que no se pueden capturar, sin embargo una subclase ThreadDeath del mismo se considera una situación normal pero que no se puede tratar.</text:p>
      <text:p text:style-name="P3"/>
      <text:p text:style-name="P3">Una instancia de ThreadDeath es lanzado hacia la víctima cuando el método Thread.stop() es invocado. Un programa tiene que recoger las instancias de esta clase solo si debe limpiar o reformar</text:p>
      <text:p text:style-name="P3">despues de concluir asíncronamente. Si la clase ThreadDeath es capturado por un método, es importante que sea relanzado para que el thread <text:s/>realmente muera.</text:p>
      <text:p text:style-name="P3">La peculiaridad de la clase ThreadDeath es que puede ser capturada aún siendo una subclase de error, específicamente es un error bastante más que una excepcion, aunque sea un caso normal, por que muchas aplicaciones capturan todas los casos de una excepción para posteriormente desecharla.</text:p>
      <text:p text:style-name="P3"/>
      <text:p text:style-name="P3">El constructor de la clase error puede tener ningúno o varios parámetros, entre ellos estan:</text:p>
      <text:p text:style-name="P3"/>
      <text:p text:style-name="P3">Error( ) : realiza un constructor de error con un null como mensaje detallado</text:p>
      <text:p text:style-name="P3">Error(String messaje): construye un error con un mensaje detallado</text:p>
      <text:p text:style-name="P3">Error(String messaje, Throwable cause) : “”””””””””””””” y una causa.</text:p>
      <text:p text:style-name="P3">Error (String messaje, Throwable cause, boolean enableSuppression, boolean writableStackTrace):</text:p>
      <text:p text:style-name="P3">Construye un nuevo objeto Throwable con el mensaje detallado, una causa la cual permite el valor null y eso indica que la causa se desconoce. si se ha permitido una supresion de excepción y si está permitido escribir el StackTrace de ese Throwable. Si la supresión no está permitida entonces el méotod getSuppressed() (el cual es un método que nos devuelve un array de excepciones suprimidas o controladas) nos devolverá un array de longitud 0 y la llamada al método addSuppressed(java.lang.Throwable) no añadirá anomalías controladas al array y por lo tanto el <text:soft-page-break/>llamar a este método no tendrá efecto. Si writableStackTrace() es false, es decir, que no está permitido la escritura de la pila de anomalías, entonces la llamada al método fillinStackTrace() <text:s/>no tendría ningún sentido puesto que estoy intentando escribir información estando deshabilitado al igual que al método setStackTrace() (el cual modifica la pila de anomalías) que tampoco se produciría por el hecho de que si tengo deshabilitado el escribirlas también tendré deshabilitado el modificarlas. Y por lo tanto el getStackTrace() (el cual me devuelve el array de anomalías) devolverá un array de longitud 0, por no tener información sobre las anomalías que se han guardado en el Stack.(Esto lo podría relacionar con el NullPointerException).</text:p>
      <text:p text:style-name="P3"/>
      <text:p text:style-name="P3">En resumen:</text:p>
      <text:p text:style-name="P3"><text:tab/>-enableSuppresion: si permite obtener información y por lo tanto modificarla acerca de un array de anomalías.</text:p>
      <text:p text:style-name="P3"><text:tab/>-writableStackTrace: si permite obtener informacion y por lo tanto modificarla e imprimirla acerca de un array de métodos.</text:p>
      <text:p text:style-name="P3"/>
      <text:p text:style-name="P3">Sus métodos son:</text:p>
      <text:p text:style-name="P3"/>
      <text:p text:style-name="P3">void addSuppressed(Throwable exception): método que añade una excepcion de la clase Throwable al conjunto de excepciones que han sido suprimidas</text:p>
      <text:p text:style-name="P3"/>
      <text:p text:style-name="P3">fillinStackTrace( ): método que registra o anota dentro del objeto Throwable la información sobre el actual estado de la estructura de pila del actual thread. </text:p>
      <text:p text:style-name="P3"/>
      <text:p text:style-name="P3"/>
      <text:p text:style-name="P1">PREGUNTAS</text:p>
      <text:p text:style-name="P1"/>
      <text:p text:style-name="P2">-Si los errores no se pueden controlar, el hecho de que yo habilite la supresión (o el control) de una excepción en un constructor de error ¿Dara lo mismo, puesto que los errores no se pueden controlar?</text:p>
      <text:p text:style-name="P2"/>
      <text:p text:style-name="P2">-Para saber el conjunto de excepciones que se producen en un programa, ¿me vendrá en la clase throwable, los métodos para manejar una array de excepciones producidas en mi programa?</text:p>
      <text:p text:style-name="P2"/>
      <text:p text:style-name="P3"/>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3T00:23:58.45</meta:creation-date>
    <dc:date>2017-11-25T17:21:21.81</dc:date>
    <meta:editing-duration>PT2H4M30S</meta:editing-duration>
    <meta:editing-cycles>3</meta:editing-cycles>
    <meta:generator>OpenOffice/4.1.3$Win32 OpenOffice.org_project/413m1$Build-9783</meta:generator>
    <meta:document-statistic meta:table-count="0" meta:image-count="0" meta:object-count="0" meta:page-count="2" meta:paragraph-count="32" meta:word-count="771" meta:character-count="4849"/>
  </office:meta>
</office:document-meta>
</file>